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shapes>
          <draw:frame draw:z-index="0" draw:style-name="gr1" draw:text-style-name="P1" svg:width="453.51pt" svg:height="255.09pt" svg:x="483.7pt" svg:y="2961.3pt">
            <loext:p draw:notify-on-update-of-ranges="Quicksort.B239:Quicksort.B248 Quicksort.C239:Quicksort.C2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replaced ECtx with IntMap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formula="of:=[.C211]/[.D211]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82" calcext:value-type="float">
            <text:p>4.82</text:p>
          </table:table-cell>
          <table:table-cell office:value-type="float" office:value="0.03" calcext:value-type="float">
            <text:p>0.03</text:p>
          </table:table-cell>
          <table:table-cell table:formula="of:=[.C212]/[.D212]" office:value-type="float" office:value="160.666666666667" calcext:value-type="float">
            <text:p>16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table:formula="of:=[.C213]/[.D213]" office:value-type="float" office:value="172.1" calcext:value-type="float">
            <text:p>172.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64.48" calcext:value-type="float">
            <text:p>64.48</text:p>
          </table:table-cell>
          <table:table-cell office:value-type="float" office:value="0.35" calcext:value-type="float">
            <text:p>0.35</text:p>
          </table:table-cell>
          <table:table-cell table:formula="of:=[.C214]/[.D214]" office:value-type="float" office:value="184.228571428571" calcext:value-type="float">
            <text:p>184.2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Data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 table:formula="of:=[.C228]/[.D228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table:formula="of:=[.C229]/[.D229]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41" calcext:value-type="float">
            <text:p>12.41</text:p>
          </table:table-cell>
          <table:table-cell office:value-type="float" office:value="0.07" calcext:value-type="float">
            <text:p>0.07</text:p>
          </table:table-cell>
          <table:table-cell table:formula="of:=[.C230]/[.D230]" office:value-type="float" office:value="177.285714285714" calcext:value-type="float">
            <text:p>177.285714285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5.58" calcext:value-type="float">
            <text:p>45.58</text:p>
          </table:table-cell>
          <table:table-cell office:value-type="float" office:value="0.25" calcext:value-type="float">
            <text:p>0.25</text:p>
          </table:table-cell>
          <table:table-cell table:formula="of:=[.C231]/[.D231]" office:value-type="float" office:value="182.32" calcext:value-type="float">
            <text:p>182.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everything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formula="of:=[.C245]/[.D245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table:formula="of:=[.C246]/[.D246]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.44" calcext:value-type="float">
            <text:p>10.44</text:p>
          </table:table-cell>
          <table:table-cell office:value-type="float" office:value="0.07" calcext:value-type="float">
            <text:p>0.07</text:p>
          </table:table-cell>
          <table:table-cell table:formula="of:=[.C247]/[.D247]" office:value-type="float" office:value="149.142857142857" calcext:value-type="float">
            <text:p>149.142857142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9.72" calcext:value-type="float">
            <text:p>39.72</text:p>
          </table:table-cell>
          <table:table-cell office:value-type="float" office:value="0.28" calcext:value-type="float">
            <text:p>0.28</text:p>
          </table:table-cell>
          <table:table-cell table:formula="of:=[.C248]/[.D248]" office:value-type="float" office:value="141.857142857143" calcext:value-type="float">
            <text:p>141.8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Updated ECtx definition to avoid deleting el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ng IntMaps with KnownDomain class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9" calcext:value-type="float">
            <text:p>1.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34" calcext:value-type="float">
            <text:p>3.3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25" calcext:value-type="float">
            <text:p>12.2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6.85" calcext:value-type="float">
            <text:p>46.8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ecoupled Dict proofs from type class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.42" calcext:value-type="float">
            <text:p>11.42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3.73" calcext:value-type="float">
            <text:p>43.73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ecoupled Dict proofs from type class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ng IntMaps with KnownDomain class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93" calcext:value-type="float">
            <text:p>2.93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.69" calcext:value-type="float">
            <text:p>10.69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8.96" calcext:value-type="float">
            <text:p>38.96</text:p>
          </table:table-cell>
          <table:table-cell office:value-type="float" office:value="0.27" calcext:value-type="float">
            <text:p>0.27</text:p>
          </table:table-cell>
          <table:table-cell/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2:21:41.80441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3T22:29:53.493648693</dc:date>
    <dc:creator>jennifer </dc:creator>
    <meta:editing-duration>P1DT5H23M55S</meta:editing-duration>
    <meta:editing-cycles>20</meta:editing-cycles>
    <meta:generator>LibreOffice/5.1.6.2$Linux_X86_64 LibreOffice_project/10m0$Build-2</meta:generator>
    <meta:document-statistic meta:table-count="4" meta:cell-count="15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Quicksort.B239:Quicksort.C248" chart:data-source-has-labels="column" svg:x="0.32cm" svg:y="0.18cm" svg:width="12.508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Quicksort.B239:Quicksort.B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sort.C239:Quicksort.C24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Quicksort.B239:Quicksort.B248</svg:desc>
                </draw:g>
              </table:table-cell>
              <table:table-cell office:value-type="float" office:value="0.02">
                <text:p>0.02</text:p>
                <draw:g>
                  <svg:desc>Quicksort.C239:Quicksort.C24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9.72">
                <text:p>39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